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4c3" officeooo:paragraph-rsid="001794c3"/>
    </style:style>
    <style:style style:name="P2" style:family="paragraph" style:parent-style-name="Standard">
      <style:text-properties officeooo:rsid="001794c3" officeooo:paragraph-rsid="002642fb"/>
    </style:style>
    <style:style style:name="P3" style:family="paragraph" style:parent-style-name="Standard">
      <style:text-properties officeooo:rsid="001af578" officeooo:paragraph-rsid="001af578"/>
    </style:style>
    <style:style style:name="P4" style:family="paragraph" style:parent-style-name="Standard">
      <style:text-properties officeooo:rsid="001af578" officeooo:paragraph-rsid="002642fb"/>
    </style:style>
    <style:style style:name="P5" style:family="paragraph" style:parent-style-name="Standard">
      <style:text-properties officeooo:rsid="001d1a1e" officeooo:paragraph-rsid="001d1a1e"/>
    </style:style>
    <style:style style:name="P6" style:family="paragraph" style:parent-style-name="Standard">
      <style:text-properties officeooo:rsid="00206c95" officeooo:paragraph-rsid="001e68e4"/>
    </style:style>
    <style:style style:name="P7" style:family="paragraph" style:parent-style-name="Standard">
      <style:text-properties officeooo:rsid="00206c95" officeooo:paragraph-rsid="002642fb"/>
    </style:style>
    <style:style style:name="P8" style:family="paragraph" style:parent-style-name="Standard">
      <style:text-properties officeooo:rsid="001c7689" officeooo:paragraph-rsid="002642fb"/>
    </style:style>
    <style:style style:name="P9" style:family="paragraph" style:parent-style-name="Standard">
      <style:text-properties officeooo:rsid="001e68e4" officeooo:paragraph-rsid="002642fb"/>
    </style:style>
    <style:style style:name="P10" style:family="paragraph" style:parent-style-name="Standard">
      <style:text-properties officeooo:rsid="001e8088" officeooo:paragraph-rsid="002642fb"/>
    </style:style>
    <style:style style:name="P11" style:family="paragraph" style:parent-style-name="Standard">
      <style:text-properties officeooo:rsid="0023fe61" officeooo:paragraph-rsid="0027c8f4"/>
    </style:style>
    <style:style style:name="P12" style:family="paragraph" style:parent-style-name="Standard">
      <style:text-properties officeooo:rsid="0022b34e" officeooo:paragraph-rsid="0027c8f4"/>
    </style:style>
    <style:style style:name="P13" style:family="paragraph" style:parent-style-name="Standard">
      <style:text-properties officeooo:rsid="0023436f" officeooo:paragraph-rsid="0027c8f4"/>
    </style:style>
    <style:style style:name="P14" style:family="paragraph" style:parent-style-name="Standard">
      <style:text-properties officeooo:rsid="0027c8f4" officeooo:paragraph-rsid="0027c8f4"/>
    </style:style>
    <style:style style:name="P15" style:family="paragraph" style:parent-style-name="Standard">
      <style:text-properties officeooo:rsid="0027f2cb" officeooo:paragraph-rsid="0027f2cb"/>
    </style:style>
    <style:style style:name="P16" style:family="paragraph" style:parent-style-name="Standard">
      <style:text-properties officeooo:rsid="00294fd9" officeooo:paragraph-rsid="00294fd9"/>
    </style:style>
    <style:style style:name="P17" style:family="paragraph" style:parent-style-name="Standard">
      <style:text-properties officeooo:rsid="002bc50a" officeooo:paragraph-rsid="002bc50a"/>
    </style:style>
    <style:style style:name="P18" style:family="paragraph" style:parent-style-name="Standard">
      <style:text-properties officeooo:rsid="002d7352" officeooo:paragraph-rsid="002d7352"/>
    </style:style>
    <style:style style:name="P19" style:family="paragraph" style:parent-style-name="Standard">
      <style:text-properties officeooo:rsid="0027c8f4" officeooo:paragraph-rsid="0027f2cb"/>
    </style:style>
    <style:style style:name="P20" style:family="paragraph" style:parent-style-name="Standard">
      <style:text-properties officeooo:rsid="001794c3" officeooo:paragraph-rsid="001794c3"/>
    </style:style>
    <style:style style:name="P21" style:family="paragraph" style:parent-style-name="Standard">
      <style:text-properties officeooo:rsid="001794c3" officeooo:paragraph-rsid="002642fb"/>
    </style:style>
    <style:style style:name="P22" style:family="paragraph" style:parent-style-name="Standard">
      <style:paragraph-properties fo:text-align="center" style:justify-single-word="false"/>
      <style:text-properties fo:font-size="14pt" officeooo:rsid="001794c3" officeooo:paragraph-rsid="001794c3" style:font-size-asian="14pt" style:font-size-complex="14pt"/>
    </style:style>
    <style:style style:name="P23" style:family="paragraph" style:parent-style-name="Standard">
      <style:text-properties style:text-underline-style="solid" style:text-underline-width="auto" style:text-underline-color="font-color" officeooo:rsid="002e9d8f" officeooo:paragraph-rsid="002e9d8f"/>
    </style:style>
    <style:style style:name="P24" style:family="paragraph" style:parent-style-name="Standard">
      <style:text-properties style:text-underline-style="solid" style:text-underline-width="auto" style:text-underline-color="font-color" officeooo:rsid="00304b18" officeooo:paragraph-rsid="00304b18"/>
    </style:style>
    <style:style style:name="P25" style:family="paragraph" style:parent-style-name="Standard">
      <style:text-properties style:text-underline-style="solid" style:text-underline-width="auto" style:text-underline-color="font-color" officeooo:rsid="0027c8f4" officeooo:paragraph-rsid="0027c8f4"/>
    </style:style>
    <style:style style:name="P26" style:family="paragraph" style:parent-style-name="Standard">
      <style:text-properties style:text-underline-style="solid" style:text-underline-width="auto" style:text-underline-color="font-color" officeooo:rsid="0022b34e" officeooo:paragraph-rsid="00304b18"/>
    </style:style>
    <style:style style:name="P27" style:family="paragraph" style:parent-style-name="Standard">
      <style:text-properties officeooo:rsid="001e8088" officeooo:paragraph-rsid="002642fb"/>
    </style:style>
    <style:style style:name="P28" style:family="paragraph" style:parent-style-name="Standard">
      <style:text-properties officeooo:rsid="001e8088" officeooo:paragraph-rsid="002e9d8f"/>
    </style:style>
    <style:style style:name="P29" style:family="paragraph" style:parent-style-name="Standard">
      <style:text-properties officeooo:rsid="001e68e4" officeooo:paragraph-rsid="002e9d8f"/>
    </style:style>
    <style:style style:name="P30" style:family="paragraph" style:parent-style-name="Standard">
      <style:text-properties officeooo:rsid="001d1a1e" officeooo:paragraph-rsid="002642fb"/>
    </style:style>
    <style:style style:name="P31" style:family="paragraph" style:parent-style-name="Standard">
      <style:text-properties officeooo:rsid="001d1a1e" officeooo:paragraph-rsid="001d1a1e"/>
    </style:style>
    <style:style style:name="P32" style:family="paragraph" style:parent-style-name="Standard">
      <style:text-properties officeooo:rsid="0023436f" officeooo:paragraph-rsid="00304b18"/>
    </style:style>
    <style:style style:name="P33" style:family="paragraph" style:parent-style-name="Standard">
      <style:text-properties officeooo:rsid="0022b34e" officeooo:paragraph-rsid="00304b18"/>
    </style:style>
    <style:style style:name="P34" style:family="paragraph" style:parent-style-name="Standard">
      <style:text-properties officeooo:rsid="00206c95" officeooo:paragraph-rsid="001e68e4"/>
    </style:style>
    <style:style style:name="T1" style:family="text">
      <style:text-properties officeooo:rsid="001c7689"/>
    </style:style>
    <style:style style:name="T2" style:family="text">
      <style:text-properties officeooo:rsid="001d0586"/>
    </style:style>
    <style:style style:name="T3" style:family="text">
      <style:text-properties officeooo:rsid="0023fe61"/>
    </style:style>
    <style:style style:name="T4" style:family="text">
      <style:text-properties officeooo:rsid="002642fb"/>
    </style:style>
    <style:style style:name="T5" style:family="text">
      <style:text-properties officeooo:rsid="0027c8f4"/>
    </style:style>
    <style:style style:name="T6" style:family="text">
      <style:text-properties officeooo:rsid="0027f2cb"/>
    </style:style>
    <style:style style:name="T7" style:family="text">
      <style:text-properties officeooo:rsid="0029f0d2"/>
    </style:style>
    <style:style style:name="T8" style:family="text">
      <style:text-properties officeooo:rsid="002d7352"/>
    </style:style>
    <style:style style:name="T9" style:family="text">
      <style:text-properties officeooo:rsid="002e9d8f"/>
    </style:style>
    <style:style style:name="T10" style:family="text">
      <style:text-properties officeooo:rsid="00304b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nimations</text:p>
      <text:p text:style-name="P22"/>
      <text:p text:style-name="P1"/>
      <text:p text:style-name="P1"/>
      <text:p text:style-name="P23">Via la méthode transition et non keyframe :</text:p>
      <text:p text:style-name="P1"/>
      <text:p text:style-name="P1">un étar initial, un état final, on définit les deux </text:p>
      <text:p text:style-name="P1">le premier dans le corps de mon code du selecteur le deuxième dans le code de l’élément déclencheur comme un hover, <text:span text:style-name="T4">active au click.</text:span></text:p>
      <text:p text:style-name="P1"/>
      <text:p text:style-name="P2">O<text:span text:style-name="T9">n peut utilisé la </text:span>propréité transform qui a d<text:span text:style-name="T9">i</text:span>férentes fction comme scale, <text:span text:style-name="T4">rotate, translate</text:span></text:p>
      <text:p text:style-name="P29">propriété transform plus de 20 fonctions</text:p>
      <text:p text:style-name="P28">une <text:span text:style-name="T5">seule </text:span>propriété transform ds un selecteur <text:span text:style-name="T9">mais </text:span>on <text:span text:style-name="T9">peut </text:span>met<text:span text:style-name="T9">tre</text:span> plusieurs fctions dans une propriétés lit de droite à gauche … <text:span text:style-name="T9">pas clair</text:span></text:p>
      <text:p text:style-name="P28"/>
      <text:p text:style-name="P1"/>
      <text:p text:style-name="P1">La propriété transition à qui on indique à quel propriété on l’applique et la durée aussi si on veut </text:p>
      <text:p text:style-name="P1">soi on factorise soit on utilise transition-property et transition-duration…</text:p>
      <text:p text:style-name="P4">pour la propriété transition, on peut la retarder avec transition-delay</text:p>
      <text:p text:style-name="P4">transition all ou séparation des propriété qui seront modifié </text:p>
      <text:p text:style-name="P4">ex : transition : transform 450ms , <text:span text:style-name="T1">background-color 300ms ;</text:span></text:p>
      <text:p text:style-name="P8">transition-delay:à, 150ms ;</text:p>
      <text:p text:style-name="P2">o<text:span text:style-name="T2">n peut jouer sur la courbe d’acceleration deceleration de la transition via la propriété transition-timing-fonction mot clef ease par défault ease-in, ease-out, ease-in-out et linear…</text:span></text:p>
      <text:p text:style-name="P7">transform-origin propriété pour déplacer le po<text:span text:style-name="T9">int</text:span> d’ancrage de la transformation qui par défault est au centre.</text:p>
      <text:p text:style-name="P2"/>
      <text:p text:style-name="P2"/>
      <text:p text:style-name="P10"/>
      <text:p text:style-name="P24">Changement de couleur :</text:p>
      <text:p text:style-name="P24"/>
      <text:p text:style-name="P3">Pout luminosité dernier chiffre defini l’opacité dans rgba valeur entre 0 et 1.</text:p>
      <text:p text:style-name="P30">propriété ocpacity et transform ok pour la légerté rapidité fluidité du code.. ??</text:p>
      <text:p text:style-name="P11">Faire une transition de couleur de l’état un 1 à 2 engendre des calculs pas bon donc une autre métode consiste à créer les deux élément les faire apparraitre et disparaître en fonction des besoins avec la propriété opacity qui peut varié de 0 à 1... </text:p>
      <text:p text:style-name="P1"/>
      <text:p text:style-name="P1"/>
      <text:p text:style-name="P25">Keyframe :</text:p>
      <text:p text:style-name="P14"/>
      <text:p text:style-name="P14">plusieur étapes ds le parcours de la modification, à l’inverse de <text:span text:style-name="T7">propriété </text:span>transition point 1 à 2.</text:p>
      <text:p text:style-name="P14">on instencie de manère global via @keyframe <text:span text:style-name="T6">nom-de-l’-animation</text:span>{…} <text:span text:style-name="T6">comme une mixim…</text:span></text:p>
      <text:p text:style-name="P15">dans l’instanciation on ajoute les différentes étapes..</text:p>
      <text:p text:style-name="P15">ex : <text:span text:style-name="T5">@keyframe </text:span>nom-de-l’-animation{</text:p>
      <text:p text:style-name="P15"><text:tab/>0%{..}</text:p>
      <text:p text:style-name="P15">30%{...}</text:p>
      <text:p text:style-name="P15"/>
      <text:p text:style-name="P19">}</text:p>
      <text:p text:style-name="P19"/>
      <text:p text:style-name="P15">appèle de la keyframe dans le speudo selecteur via la propriété animation name…</text:p>
      <text:p text:style-name="P16">donner une valeur de la durée de l’animation → propriété animation-duration </text:p>
      <text:p text:style-name="P5"/>
      <text:p text:style-name="P5"><text:soft-page-break/></text:p>
      <text:p text:style-name="P17"><text:span text:style-name="T10">Souvent la </text:span>transition, <text:span text:style-name="T10">l’animation est </text:span>lié à un pseudo selecteur <text:span text:style-name="T10">comme hover</text:span>, <text:span text:style-name="T10">mais avec</text:span> animation keyframe peut être déclenché par autre chose, <text:span text:style-name="T8">comme le chargement d’une page.</text:span></text:p>
      <text:p text:style-name="P18">syntaxe → selecteur-element{ animation-name …}</text:p>
      <text:p text:style-name="P18">d’autre propriétés liés à animation : animation-delay, animation fill-mode : both, backou farward…</text:p>
      <text:p text:style-name="P18">animation-timing-fonction...</text:p>
      <text:p text:style-name="P5"/>
      <text:p text:style-name="P5"/>
      <text:p text:style-name="P5"/>
      <text:p text:style-name="P6"/>
      <text:p text:style-name="P26">S<text:span text:style-name="T5">p</text:span>eudo élémént : </text:p>
      <text:p text:style-name="P26"/>
      <text:p text:style-name="P33">→ on crée un élement à partir du css dans le html ou plutôt un speudo élément </text:p>
      <text:p text:style-name="P33">exemple :: after ou :: before .</text:p>
      <text:p text:style-name="P33">Before crée un élement enfant, le premier, dans l’élément parent appelé par le selecteur du css.</text:p>
      <text:p text:style-name="P32">Syntaxe exemple : <text:s/>.s<text:span text:style-name="T5">e</text:span>lecteur-de-class{</text:p>
      <text:p text:style-name="P32"><text:tab/><text:tab/><text:tab/><text:tab/><text:tab/><text:tab/>proriétés…}</text:p>
      <text:p text:style-name="P32"><text:tab/><text:tab/><text:tab/><text:tab/>&amp;::before{propriétés}</text:p>
      <text:p text:style-name="P32">.<text:span text:style-name="T3">selector::after{...}</text:span></text:p>
      <text:p text:style-name="P32">Pour que le speudo élément soit reconnu par le navigateur ne pas oublier la propriété content engros.. attention à cette propriété !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22:22:26.556584544</meta:creation-date>
    <dc:date>2022-03-23T09:06:17.785941079</dc:date>
    <meta:editing-duration>PT2H57M20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450" meta:character-count="2890" meta:non-whitespace-character-count="2463"/>
  </office:meta>
</office:document-meta>
</file>